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0ff9a4" officeooo:paragraph-rsid="000ff9a4"/>
    </style:style>
    <style:style style:name="P4" style:family="paragraph" style:parent-style-name="Standard">
      <style:paragraph-properties fo:text-align="start" style:justify-single-word="false"/>
      <style:text-properties officeooo:rsid="00108dc3" officeooo:paragraph-rsid="00108dc3"/>
    </style:style>
    <style:style style:name="P5" style:family="paragraph" style:parent-style-name="Standard">
      <style:paragraph-properties fo:text-align="center" style:justify-single-word="false"/>
      <style:text-properties officeooo:rsid="00108dc3" officeooo:paragraph-rsid="00108dc3"/>
    </style:style>
    <style:style style:name="P6" style:family="paragraph" style:parent-style-name="Standard">
      <style:paragraph-properties fo:text-align="start" style:justify-single-word="false"/>
      <style:text-properties officeooo:rsid="0013893a" officeooo:paragraph-rsid="0013893a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56330" officeooo:paragraph-rsid="00156330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81e0d" officeooo:paragraph-rsid="00181e0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56330" officeooo:paragraph-rsid="0015633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56330" officeooo:paragraph-rsid="00169425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08dc3" officeooo:paragraph-rsid="00108dc3"/>
    </style:style>
    <style:style style:name="P12" style:family="paragraph" style:parent-style-name="Standard" style:list-style-name="L1">
      <style:paragraph-properties fo:text-align="center" style:justify-single-word="false"/>
      <style:text-properties officeooo:rsid="00108dc3" officeooo:paragraph-rsid="00108dc3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3893a" officeooo:paragraph-rsid="0013893a"/>
    </style:style>
    <style:style style:name="P14" style:family="paragraph" style:parent-style-name="Standard">
      <style:paragraph-properties fo:text-align="start" style:justify-single-word="false"/>
      <style:text-properties fo:font-style="normal" fo:font-weight="normal" officeooo:rsid="00156330" officeooo:paragraph-rsid="00169425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fo:font-weight="normal" officeooo:rsid="00169425" officeooo:paragraph-rsid="00169425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normal" fo:font-weight="normal" officeooo:rsid="00181e0d" officeooo:paragraph-rsid="00181e0d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tyle="normal" fo:font-weight="bold" officeooo:rsid="00181e0d" officeooo:paragraph-rsid="00181e0d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1" fo:font-style="normal" fo:font-weight="normal" officeooo:rsid="0019f910" officeooo:paragraph-rsid="0019f910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1" fo:font-style="normal" fo:font-weight="normal" officeooo:rsid="001a8d10" officeooo:paragraph-rsid="001a8d10" style:font-name-asian="AR PL SungtiL GB" style:font-style-asian="normal" style:font-weight-asian="normal" style:font-name-complex="Lohit Devanagari" style:font-style-complex="normal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Liberation Serif1" fo:font-style="normal" fo:font-weight="normal" officeooo:rsid="001a8d10" officeooo:paragraph-rsid="001a8d10" style:font-name-asian="AR PL SungtiL GB" style:font-style-asian="normal" style:font-weight-asian="normal" style:font-name-complex="Lohit Devanagari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1" fo:font-style="normal" fo:font-weight="bold" officeooo:rsid="00181e0d" officeooo:paragraph-rsid="0019f910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1" fo:font-style="normal" style:text-underline-style="none" fo:font-weight="normal" officeooo:rsid="001a8d10" officeooo:paragraph-rsid="001a8d10" style:font-name-asian="AR PL SungtiL GB" style:font-style-asian="normal" style:font-weight-asian="normal" style:font-name-complex="Lohit Devanagari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Liberation Serif1" fo:font-style="normal" style:text-underline-style="none" fo:font-weight="bold" officeooo:rsid="001d4df0" officeooo:paragraph-rsid="001d4df0" style:font-name-asian="AR PL SungtiL GB" style:font-style-asian="normal" style:font-weight-asian="bold" style:font-name-complex="Lohit Devanagari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Liberation Serif1" fo:font-style="normal" style:text-underline-style="none" fo:font-weight="bold" officeooo:rsid="001f051c" officeooo:paragraph-rsid="001f051c" style:font-name-asian="AR PL SungtiL GB" style:font-style-asian="normal" style:font-weight-asian="bold" style:font-name-complex="Lohit Devanagari" style:font-style-complex="normal" style:font-weight-complex="bold"/>
    </style:style>
    <style:style style:name="P25" style:family="paragraph" style:parent-style-name="Standard" style:list-style-name="L5">
      <style:paragraph-properties fo:text-align="start" style:justify-single-word="false"/>
      <style:text-properties style:font-name="Liberation Serif1" fo:font-style="normal" style:text-underline-style="none" fo:font-weight="bold" officeooo:rsid="001f051c" officeooo:paragraph-rsid="001f051c" style:font-name-asian="AR PL SungtiL GB" style:font-style-asian="normal" style:font-weight-asian="bold" style:font-name-complex="Lohit Devanagari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1" fo:font-style="normal" style:text-underline-style="none" fo:font-weight="bold" officeooo:rsid="001f051c" officeooo:paragraph-rsid="001f051c" style:font-name-asian="AR PL SungtiL GB" style:font-style-asian="normal" style:font-weight-asian="bold" style:font-name-complex="Lohit Devanagari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1" fo:font-style="normal" style:text-underline-style="none" fo:font-weight="bold" officeooo:rsid="001f91b0" officeooo:paragraph-rsid="001f91b0" style:font-name-asian="AR PL SungtiL GB" style:font-style-asian="normal" style:font-weight-asian="bold" style:font-name-complex="Lohit Devanagari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1" fo:font-style="normal" style:text-underline-style="none" fo:font-weight="bold" officeooo:rsid="001f91b0" officeooo:paragraph-rsid="0020a80e" style:font-name-asian="AR PL SungtiL GB" style:font-style-asian="normal" style:font-weight-asian="bold" style:font-name-complex="Lohit Devanagari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1" fo:font-style="normal" style:text-underline-style="none" fo:font-weight="bold" officeooo:rsid="0020a80e" officeooo:paragraph-rsid="0020a80e" style:font-name-asian="AR PL SungtiL GB" style:font-style-asian="normal" style:font-weight-asian="bold" style:font-name-complex="Lohit Devanagari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1" fo:font-style="normal" style:text-underline-style="none" fo:font-weight="bold" officeooo:rsid="00241c84" officeooo:paragraph-rsid="00241c84" style:font-name-asian="AR PL SungtiL GB" style:font-style-asian="normal" style:font-weight-asian="bold" style:font-name-complex="Lohit Devanagari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1" fo:font-style="normal" style:text-underline-style="none" fo:font-weight="bold" officeooo:rsid="00256576" officeooo:paragraph-rsid="00256576" style:font-name-asian="AR PL SungtiL GB" style:font-style-asian="normal" style:font-weight-asian="bold" style:font-name-complex="Lohit Devanagari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Serif1" fo:font-style="normal" style:text-underline-style="none" fo:font-weight="bold" officeooo:rsid="002762cd" officeooo:paragraph-rsid="002762cd" style:font-name-asian="AR PL SungtiL GB" style:font-style-asian="normal" style:font-weight-asian="bold" style:font-name-complex="Lohit Devanagari" style:font-style-complex="normal" style:font-weight-complex="bold"/>
    </style:style>
    <style:style style:name="P33" style:family="paragraph" style:parent-style-name="Standard" style:list-style-name="L2">
      <style:paragraph-properties fo:text-align="start" style:justify-single-word="false"/>
      <style:text-properties fo:font-weight="normal" officeooo:rsid="0019f910" officeooo:paragraph-rsid="0019f910" style:font-weight-asian="normal" style:font-weight-complex="normal"/>
    </style:style>
    <style:style style:name="P34" style:family="paragraph" style:parent-style-name="Standard" style:list-style-name="L3">
      <style:paragraph-properties fo:text-align="start" style:justify-single-word="false"/>
      <style:text-properties fo:font-weight="normal" officeooo:rsid="0019f910" officeooo:paragraph-rsid="0019f910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tyle="normal" fo:font-weight="normal" officeooo:rsid="0019f910" officeooo:paragraph-rsid="0019f910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 fo:break-before="page"/>
      <style:text-properties style:font-name="Liberation Serif1" fo:font-style="normal" style:text-underline-style="none" fo:font-weight="bold" officeooo:rsid="001f051c" officeooo:paragraph-rsid="001f051c" style:font-name-asian="AR PL SungtiL GB" style:font-style-asian="normal" style:font-weight-asian="bold" style:font-name-complex="Lohit Devanagari" style:font-style-complex="normal" style:font-weight-complex="bold"/>
    </style:style>
    <style:style style:name="P3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officeooo:rsid="00108dc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3893a"/>
    </style:style>
    <style:style style:name="T4" style:family="text">
      <style:text-properties officeooo:rsid="0015633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69425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style:font-name="Liberation Serif1" fo:font-style="normal" fo:font-weight="bold" officeooo:rsid="00169425" style:font-style-asian="normal" style:font-weight-asian="bold" style:font-style-complex="normal" style:font-weight-complex="bold"/>
    </style:style>
    <style:style style:name="T11" style:family="text">
      <style:text-properties style:font-name="Liberation Serif1" fo:font-style="normal" fo:font-weight="bold" officeooo:rsid="00181e0d" style:font-style-asian="normal" style:font-weight-asian="bold" style:font-style-complex="normal" style:font-weight-complex="bold"/>
    </style:style>
    <style:style style:name="T12" style:family="text">
      <style:text-properties style:font-name="Liberation Serif1" fo:font-style="normal" style:font-style-asian="normal" style:font-style-complex="normal"/>
    </style:style>
    <style:style style:name="T13" style:family="text">
      <style:text-properties style:font-name="Liberation Serif1" fo:font-style="normal" officeooo:rsid="00181e0d" style:font-style-asian="normal" style:font-style-complex="normal"/>
    </style:style>
    <style:style style:name="T14" style:family="text">
      <style:text-properties style:font-name="Liberation Serif1" fo:font-style="normal" style:font-name-asian="Liberation Serif1" style:font-style-asian="normal" style:font-name-complex="Liberation Serif1" style:font-style-complex="normal"/>
    </style:style>
    <style:style style:name="T15" style:family="text">
      <style:text-properties style:font-name="Liberation Serif1" fo:font-style="normal" style:font-name-asian="AR PL SungtiL GB" style:font-style-asian="normal" style:font-name-complex="Lohit Devanagari" style:font-style-complex="normal"/>
    </style:style>
    <style:style style:name="T16" style:family="text">
      <style:text-properties style:font-name="Liberation Serif1" fo:font-style="normal" officeooo:rsid="00181e0d" style:font-name-asian="AR PL SungtiL GB" style:font-style-asian="normal" style:font-name-complex="Lohit Devanagari" style:font-style-complex="normal"/>
    </style:style>
    <style:style style:name="T17" style:family="text">
      <style:text-properties style:font-name="Liberation Serif" fo:font-style="normal" style:font-style-asian="normal" style:font-style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81e0d" style:font-weight-asian="normal" style:font-weight-complex="normal"/>
    </style:style>
    <style:style style:name="T20" style:family="text">
      <style:text-properties fo:font-weight="normal" officeooo:rsid="002762cd" style:font-weight-asian="normal" style:font-weight-complex="normal"/>
    </style:style>
    <style:style style:name="T21" style:family="text">
      <style:text-properties style:font-name="Liberation Serif1"/>
    </style:style>
    <style:style style:name="T22" style:family="text">
      <style:text-properties style:font-name="Liberation Serif1" fo:font-weight="normal" style:font-weight-asian="normal" style:font-weight-complex="normal"/>
    </style:style>
    <style:style style:name="T23" style:family="text">
      <style:text-properties style:font-name="Liberation Serif1" fo:font-weight="normal" officeooo:rsid="0020a80e" style:font-weight-asian="normal" style:font-weight-complex="normal"/>
    </style:style>
    <style:style style:name="T24" style:family="text">
      <style:text-properties style:font-name="Liberation Serif1" fo:font-weight="normal" officeooo:rsid="00241c84" style:font-weight-asian="normal" style:font-weight-complex="normal"/>
    </style:style>
    <style:style style:name="T25" style:family="text">
      <style:text-properties style:font-name="Liberation Serif1" fo:font-weight="normal" officeooo:rsid="00256576" style:font-weight-asian="normal" style:font-weight-complex="normal"/>
    </style:style>
    <style:style style:name="T26" style:family="text">
      <style:text-properties style:font-name="Liberation Serif1" officeooo:rsid="00241c84"/>
    </style:style>
    <style:style style:name="T27" style:family="text">
      <style:text-properties style:text-underline-style="none"/>
    </style:style>
    <style:style style:name="T28" style:family="text">
      <style:text-properties officeooo:rsid="002762cd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8cm" fo:padding-right="0.268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ffffff" draw:marker-start="" draw:marker-start-width="0.199cm" draw:marker-start-center="false" draw:marker-end="" draw:marker-end-width="0.199cm" draw:marker-end-center="false" svg:stroke-opacity="100%" draw:fill="none" draw:fill-color="#729fcf" draw:textarea-horizontal-align="justify" draw:textarea-vertical-align="middle" draw:auto-grow-height="false" fo:min-height="0.55cm" fo:min-width="1.9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ffffff" draw:marker-start="" draw:marker-start-width="0.199cm" draw:marker-start-center="false" draw:marker-end="" draw:marker-end-width="0.199cm" draw:marker-end-center="false" svg:stroke-opacity="100%" draw:fill="none" draw:fill-color="#729fcf" draw:textarea-horizontal-align="justify" draw:textarea-vertical-align="middle" draw:auto-grow-height="false" fo:min-height="0.351cm" fo:min-width="0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ffffff" draw:marker-start="" draw:marker-start-width="0.199cm" draw:marker-start-center="false" draw:marker-end="" draw:marker-end-width="0.199cm" draw:marker-end-center="false" svg:stroke-opacity="100%" draw:fill="none" draw:fill-color="#729fcf" draw:textarea-horizontal-align="justify" draw:textarea-vertical-align="middle" draw:auto-grow-height="false" fo:min-height="0.549cm" fo:min-width="0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ffffff" draw:marker-start="" draw:marker-start-width="0.199cm" draw:marker-start-center="false" draw:marker-end="" draw:marker-end-width="0.199cm" draw:marker-end-center="false" svg:stroke-opacity="100%" draw:fill="none" draw:fill-color="#729fcf" draw:textarea-horizontal-align="justify" draw:textarea-vertical-align="middle" draw:auto-grow-height="false" fo:min-height="0.55cm" fo:min-width="1.2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ffffff" draw:marker-start="" draw:marker-start-width="0.199cm" draw:marker-start-center="false" draw:marker-end="" draw:marker-end-width="0.199cm" draw:marker-end-center="false" svg:stroke-opacity="100%" draw:fill="none" draw:fill-color="#729fcf" draw:textarea-horizontal-align="justify" draw:textarea-vertical-align="middle" draw:auto-grow-height="false" fo:min-height="0.349cm" fo:min-width="0.099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leux</text:p>
      <text:p text:style-name="P2"/>
      <text:p text:style-name="P3">Un <text:span text:style-name="T3">método</text:span> para poder verificar si una formula es una tautolog<text:span text:style-name="T3">í</text:span>a, <text:span text:style-name="T3">contradicción</text:span>, que sea <text:span text:style-name="T3">satisfaceble</text:span> o insatisfacible <text:s/>encontrando un estado para el dicha formula sea verdadera o no, es por medio de tablas <text:span text:style-name="T3">semánticas</text:span> o tableux.</text:p>
      <text:p text:style-name="P3"/>
      <text:p text:style-name="P3">Un tableau consiste en crear un arbol, buscando una <text:span text:style-name="T3">interpretación</text:span> para la formula, mediante algunas reglas iniciales.</text:p>
      <text:p text:style-name="P3">Dentro de las reglas iniciales para poder usar el <text:span text:style-name="T3">método</text:span> de Tableau, la formula que queremos analizar no debe contener implicaciones, dobles implicaciones y las negaciones deben de afectar a variables atomicas (¬P,¬(True),¬(False)), por lo que deberemos ocupar equivalencias <text:span text:style-name="T3">lógicas</text:span> <text:span text:style-name="T1">y leyes de DeMorgan</text:span> para pasar de una forma a otra, obteniendo una formula solo con conjunciones, disyunciones <text:span text:style-name="T1">y variables atomicas.</text:span></text:p>
      <text:p text:style-name="P3"/>
      <text:p text:style-name="P4">Debemos cuidar <text:span text:style-name="T3">que </text:span>l<text:span text:style-name="T3">os paréntesis </text:span>la formula no llegue a cambiar el significado de la formula original al transformarla.</text:p>
      <text:p text:style-name="P4"/>
      <text:p text:style-name="P4">Para <text:span text:style-name="T3">construir</text:span> un table<text:span text:style-name="T3">a</text:span>u debemos seguir las siguientes reglas.</text:p>
      <text:p text:style-name="P4"/>
      <text:list xml:id="list1048758107" text:style-name="L1">
        <text:list-item>
          <text:p text:style-name="P11">La formula para que deseamos construir el tableau aparece como <text:span text:style-name="T3">raíz</text:span> del <text:span text:style-name="T3">árbol.</text:span></text:p>
        </text:list-item>
        <text:list-item>
          <text:p text:style-name="P11">Si el conector principal de la formula es una <text:span text:style-name="T3">disyunción</text:span>, (A v B), de la <text:span text:style-name="T3">raíz</text:span> del sub<text:span text:style-name="T3">á</text:span>rbol se abren dos ramas, una pasando la primera formula (A) y para la otra rama la <text:span text:style-name="T3">segunda</text:span> (B)</text:p>
          <text:p text:style-name="P12"><draw:g text:anchor-type="paragraph" draw:z-index="0" draw:name="Forma1" draw:style-name="gr1"><draw:line draw:style-name="gr2" draw:text-style-name="P37" svg:x1="8.278cm" svg:y1="1.152cm" svg:x2="9.278cm" svg:y2="2.252cm"><text:p/></draw:line><draw:custom-shape draw:style-name="gr3" draw:text-style-name="P37" svg:width="2.5cm" svg:height="0.802cm" svg:x="6.978cm" svg:y="0.452cm"><text:p text:style-name="P38"><text:span text:style-name="T29">A </text:span><text:span text:style-name="T29">v </text:span><text:span text:style-name="T29">B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37" svg:width="0.6cm" svg:height="0.602cm" svg:x="6.678cm" svg:y="2.251cm"><text:p text:style-name="P38"><text:span text:style-name="T29">A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" draw:text-style-name="P37" svg:width="0.6cm" svg:height="0.8cm" svg:x="8.978cm" svg:y="2.152cm"><text:p text:style-name="P38"><text:span text:style-name="T29">B</text:span></text:p><draw:enhanced-geometry svg:viewBox="0 0 21600 21600" draw:type="rectangle" draw:enhanced-path="M 0 0 L 21600 0 21600 21600 0 21600 0 0 Z N"/></draw:custom-shape><draw:line draw:style-name="gr2" draw:text-style-name="P37" svg:x1="8.178cm" svg:y1="1.152cm" svg:x2="7.178cm" svg:y2="2.252cm"><text:p/></draw:line></draw:g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202933586889918" text:continue-numbering="true" text:style-name="L1">
        <text:list-item>
          <text:p text:style-name="P13">Si la formula en el subárbol en el que nos encontremos es una conjunción (A ^ B), se coloca un operador como hijo del otro.</text:p>
        </text:list-item>
      </text:list>
      <text:p text:style-name="P4"><draw:g text:anchor-type="paragraph" draw:z-index="1" draw:name="Forma2" draw:style-name="gr1"><draw:custom-shape draw:style-name="gr6" draw:text-style-name="P37" svg:width="1.8cm" svg:height="0.802cm" svg:x="7.408cm" svg:y="0.303cm"><text:p text:style-name="P38"><text:span text:style-name="T29">A ^ </text:span><text:span text:style-name="T29">B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37" svg:width="0.6cm" svg:height="0.6cm" svg:x="8.008cm" svg:y="1.104cm"><text:p text:style-name="P38"><text:span text:style-name="T29">A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" draw:text-style-name="P37" svg:width="0.6cm" svg:height="0.8cm" svg:x="8.008cm" svg:y="2.603cm"><text:p text:style-name="P38"><text:span text:style-name="T29">B</text:span></text:p><draw:enhanced-geometry svg:viewBox="0 0 21600 21600" draw:type="rectangle" draw:enhanced-path="M 0 0 L 21600 0 21600 21600 0 21600 0 0 Z N"/></draw:custom-shape><draw:line draw:style-name="gr2" draw:text-style-name="P37" svg:x1="8.308cm" svg:y1="1.801cm" svg:x2="8.308cm" svg:y2="2.601cm"><text:p/></draw:lin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Esto cubriria las reglas principales para el desarrollo de un tableau, con esto podemos generar un árbol, <text:span text:style-name="T4">lo siguiente es darle una utilidad al árbol creado.</text:span></text:p>
      <text:p text:style-name="P6"/>
      <text:p text:style-name="P7">Cerrando Ramas</text:p>
      <text:p text:style-name="P9">Cada rama que se creo desde la raíz del tableau hasta la punta de ella, representa un posible estado para nuestra formula.</text:p>
      <text:p text:style-name="P9">Como dijimos anteriormente, nuestras formulas solo pueden constar de conjunciones, disyunciones y formulas atomicas, ya sean negadas o simples, lo que nos puede generar que en el camino de la punta de una rama a su raíz tengamos variables de la forma <text:span text:style-name="T6">P </text:span><text:span text:style-name="T5">y </text:span><text:span text:style-name="T6">¬P </text:span><text:span text:style-name="T7">por lo que ese posible estado de nuestro </text:span><text:soft-page-break/><text:span text:style-name="T7">tableau genera una contradicci</text:span><text:span text:style-name="T8">ó</text:span><text:span text:style-name="T7">n, pues se </text:span><text:span text:style-name="T8">traduciría</text:span><text:span text:style-name="T7"> a (</text:span><text:span text:style-name="T9">P^¬P</text:span><text:span text:style-name="T7">)</text:span><text:span text:style-name="T9"> </text:span><text:span text:style-name="T7">, por lo que todo lo que hay debajo de esta rama no </text:span><text:span text:style-name="T8">podría</text:span><text:span text:style-name="T7"> satisfacer la formula.</text:span></text:p>
      <text:p text:style-name="P10"><text:span text:style-name="T7">Entonces, cada que encontremos una variable atomica y su negada en la misma rama podemos dejar ese camino y no seguir desarrollando, a esto le llamaremos </text:span><text:span text:style-name="T9">Cerrar la rama(</text:span><text:span text:style-name="T10">!!</text:span><text:span text:style-name="T9">).</text:span></text:p>
      <text:p text:style-name="P14"/>
      <text:p text:style-name="P15">Esto nos servira al momento de desarrollar los pasos anteriores, que si encontramos una variable con su complemento en un punto, lo cerremos y dejemos de seguir desarrollando por ese camino, lo que nos ahorrara trabajo al crear el tableau.</text:p>
      <text:p text:style-name="P15"/>
      <text:p text:style-name="P17">Interpretacion de ramas cerradas</text:p>
      <text:p text:style-name="P16">Si todas las ramas quedan cerradas, tenemos que la formula original es una contradiccion, es decir que para todos los posibles estados, no hay alguno que pueda satisfacer a la formula.</text:p>
      <text:p text:style-name="P16">Que alguna rama quede abierta, es que podemos dar un estado que satisfaga a la formula original usando interpretaciones.</text:p>
      <text:p text:style-name="P16">Por otro lado, si todas las ramas quedan abiertas, no significa que sea una tautologia.</text:p>
      <text:p text:style-name="P16">Para comprobar esto, debemos crear un nuevo tableau negando la formula original.</text:p>
      <text:p text:style-name="P16">Si en este segundo caso, todas las ramas se cierran, tenemos que la negación de la formula original es una contradicción, lo que significa que la formula original es una tautología.</text:p>
      <text:p text:style-name="P16"/>
      <text:p text:style-name="P8"><text:span text:style-name="T7">Reglas </text:span><text:span text:style-name="T12">α</text:span><text:span text:style-name="T17"> y </text:span><text:span text:style-name="T12">β</text:span></text:p>
      <text:p text:style-name="P18">Estas reglas nos permitiran ir desarrollando la formula conforme la incluyamos al tableau, lo que hara que si encontramos en algun punto la variable con su complemento, nos detengamos ahi, y no sea necesario pasar toda la formula a su forma que mencionamos anteriormente. Las reglas son las siguientes:</text:p>
      <text:p text:style-name="P18"/>
      <text:p text:style-name="P21">α-Reglas</text:p>
      <text:list xml:id="list1504315582" text:style-name="L2">
        <text:list-item>
          <text:p text:style-name="P33"><text:span text:style-name="T17">De A ^ B se deduce A y B</text:span><text:span text:style-name="T11">.--------------</text:span><text:span text:style-name="T13">α</text:span><text:span text:style-name="T12">(1)</text:span></text:p>
        </text:list-item>
        <text:list-item>
          <text:p text:style-name="P33"><text:span text:style-name="T17">De ¬( A v B ) se deduce ¬ A y ¬ B.----</text:span><text:span text:style-name="T13">α</text:span><text:span text:style-name="T12">(2)</text:span></text:p>
        </text:list-item>
        <text:list-item>
          <text:p text:style-name="P33"><text:span text:style-name="T17">De ¬ ( A v B ) se deduce A y ¬ B.------</text:span><text:span text:style-name="T13">α</text:span><text:span text:style-name="T12">(3)</text:span></text:p>
        </text:list-item>
      </text:list>
      <text:p text:style-name="P35"/>
      <text:p text:style-name="P21">β-Reglas</text:p>
      <text:list xml:id="list3440642072" text:style-name="L3">
        <text:list-item>
          <text:p text:style-name="P34"><text:span text:style-name="T12">De A v B se deduce A y, en una rama separada, B. ---------------</text:span><text:span text:style-name="T13">β</text:span><text:span text:style-name="T12">(1)</text:span></text:p>
        </text:list-item>
        <text:list-item>
          <text:p text:style-name="P34"><text:span text:style-name="T12">De ¬ ( A ^ <text:s/>B ) se deduce ¬ A y, en una rama separada, ¬ B.----</text:span><text:span text:style-name="T13">β</text:span><text:span text:style-name="T12">(2)</text:span></text:p>
        </text:list-item>
        <text:list-item>
          <text:p text:style-name="P34"><text:span text:style-name="T12">De A </text:span><text:span text:style-name="T14">→</text:span><text:span text:style-name="T15"> B se deduce ¬A y, <text:s/>en otra rama separada, B.-----------</text:span><text:span text:style-name="T16">β</text:span><text:span text:style-name="T15">(3)</text:span></text:p>
        </text:list-item>
      </text:list>
      <text:p text:style-name="P19"/>
      <text:p text:style-name="P19">Por ultimo es la regla de cierre que hace alucion al cerrar ramas.</text:p>
      <text:list xml:id="list2034550099" text:style-name="L4">
        <text:list-item>
          <text:p text:style-name="P20">Cerrar cualquier rama que tenga A y ¬ A (Para cualquier A), o bien tenga ¬ True o False.</text:p>
        </text:list-item>
      </text:list>
      <text:p text:style-name="P22"/>
      <text:p text:style-name="P23">Desarrollo de la implementaición.</text:p>
      <text:p text:style-name="P23">(…)</text:p>
      <text:p text:style-name="P23"/>
      <text:p text:style-name="P24">Demostraciones.</text:p>
      <text:list xml:id="list1617392866" text:style-name="L5">
        <text:list-item>
          <text:p text:style-name="P25">Teorema 1. (Correctud): <text:span text:style-name="T18">Si hay un tableau cerrado para </text:span><text:span text:style-name="T22">Γ</text:span><text:span text:style-name="T18">, et tntonces </text:span><text:span text:style-name="T22">Γ no tiene un modelo.</text:span></text:p>
        </text:list-item>
        <text:list-item>
          <text:p text:style-name="P25"><text:span text:style-name="T21">Teorema 2. (Completud): </text:span><text:span text:style-name="T22">Si <text:s/>Γ no tiene un modelo, entonces existe un tableau T(Γ) cerrado.</text:span></text:p>
        </text:list-item>
      </text:list>
      <text:p text:style-name="P26"><text:span text:style-name="T22"/></text:p>
      <text:p text:style-name="P26"><text:span text:style-name="T22"/></text:p>
      <text:p text:style-name="P36"><text:span text:style-name="T21">1.-</text:span><text:span text:style-name="T18">Si hay un tableau cerrado para </text:span><text:span text:style-name="T22">Γ</text:span><text:span text:style-name="T18">, entonces </text:span><text:span text:style-name="T22">Γ no tiene un modelo.</text:span></text:p>
      <text:p text:style-name="P26"><text:span text:style-name="T22">Como los tableux son arboles, haremos la demostración por inducción sobre el árbol.</text:span></text:p>
      <text:p text:style-name="P26"><text:span text:style-name="T22">Sea t un subarbol de un nodo n del árbol, si t es cerrado, implica que su conjunto de formulas no es satisfactorio.</text:span></text:p>
      <text:p text:style-name="P26"><text:span text:style-name="T22"/></text:p>
      <text:p text:style-name="P27"><text:span text:style-name="T22">Haremos la demostracion por inducci</text:span><text:span text:style-name="T23">ón</text:span><text:span text:style-name="T22">, sobre la altura del nodo h del nodo n, anteriormente mencionado.</text:span></text:p>
      <text:p text:style-name="P27"><text:span text:style-name="T22"/></text:p>
      <text:p text:style-name="P27"><text:span text:style-name="T21">Caso base:</text:span></text:p>
      <text:p text:style-name="P27"><text:span text:style-name="T22">Una hoja cerrada implica que su conjunto de formulas es insatisfacible, es decir, que para cualquier interpretacion de la variable de al menos una formula es falso, por <text:s/>lo que cumple lo que queriamos demostrar.</text:span></text:p>
      <text:p text:style-name="P28"><text:span text:style-name="T21">Paso inductivo: </text:span></text:p>
      <text:p text:style-name="P28"><text:span text:style-name="T22">Si l</text:span><text:span text:style-name="T23">as formulas de</text:span><text:span text:style-name="T22"> hijos derecho e izquierdo del nodo son insatisfacibles, </text:span><text:span text:style-name="T23">entonces tenemos dos casos:</text:span></text:p>
      <text:p text:style-name="P29"><text:span text:style-name="T22">1) La formula del nodo por si misma es insatisfacible</text:span></text:p>
      <text:p text:style-name="P29"><text:span text:style-name="T22">2)Las formulas de los hijos del nodo fueron las que generaron la insatisfacibilidad.</text:span></text:p>
      <text:p text:style-name="P29"><text:span text:style-name="T22"/></text:p>
      <text:p text:style-name="P29"><text:span text:style-name="T21">Caso base: </text:span><text:span text:style-name="T22">La altura del árbol es 0.</text:span></text:p>
      <text:p text:style-name="P29"><text:span text:style-name="T22">Supongamos el árbol se cierra, dado a que es una hoja, </text:span><text:span text:style-name="T24">su conjunto de formulas debe tener una variable “P” y “¬P”, por lo que no es posible dar un modelo satisfactorio.</text:span></text:p>
      <text:p text:style-name="P30"><text:span text:style-name="T26"/></text:p>
      <text:p text:style-name="P30"><text:span text:style-name="T21">Paso Inductivo: </text:span><text:span text:style-name="T22">Sea un nodo </text:span><text:span text:style-name="T25">n</text:span><text:span text:style-name="T22"> que tiene altura mayor a 0 en el subarbol Ts. Debemos demostrad que si Ts es cerrado, implica que el conjunto de formulas hasta el nodo no es satisfacible.</text:span></text:p>
      <text:p text:style-name="P30"><text:span text:style-name="T21"/></text:p>
      <text:p text:style-name="P31"><text:span text:style-name="T22">Por la hipotesis de induccion podemos suponer que para cualquier nodo que se encuentre a una altura menor a la de nuestro nodo n, <text:s/>si sus subarboles se cierran, entonces su conjunto de formulas no son satisfactorias.</text:span></text:p>
      <text:p text:style-name="P31"><text:span text:style-name="T22"/></text:p>
      <text:p text:style-name="P31"><text:span text:style-name="T22">Desde la altura de n mayores a 0, se ocuparon la <text:s/></text:span><text:span text:style-name="T19">α-</text:span><text:span text:style-name="T18">reglas y las <text:s/></text:span><text:span text:style-name="T19">β-</text:span><text:span text:style-name="T18">reglas para generar a los nodos hijos de n, </text:span><text:span text:style-name="T20">obteniendo los dos ejemplos de graficas que se ocuparon anteriormente, lo que nos genera dos casos.</text:span></text:p>
      <text:p text:style-name="P31"><text:span text:style-name="T20"/></text:p>
      <text:p text:style-name="P32"><text:span text:style-name="T28">C</text:span>aso 1:<text:span text:style-name="T18"> Los hijos fue generados a partir de una disyuncion. Por <text:s/>lo que el conjunto de formulas hasta ese punto costa de las formulas de n uniendo (A^B), </text:span></text:p>
      <text:p text:style-name="P27"><text:span text:style-name="T22"/></text:p>
      <text:p text:style-name="P27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3:04:49.481759945</meta:creation-date>
    <dc:date>2019-03-24T19:46:20.128759802</dc:date>
    <meta:editing-duration>PT1H13M31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3" meta:paragraph-count="54" meta:word-count="1073" meta:character-count="6045" meta:non-whitespace-character-count="5033"/>
  </office:meta>
</office:document-meta>
</file>